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cb20" officeooo:paragraph-rsid="0017cb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ntroller <text:s/>failed with error INVALID_GOAL: Dropping all 1 trajectory point(s), as they occur before the current time.</text:p>
      <text:p text:style-name="Standard">Last point is 0.000000s in the past.</text:p>
      <text:p text:style-name="Standard">[ WARN] [1582271175.349019433, 466.416000000]: Controller handle <text:s/>reports status FAILED</text:p>
      <text:p text:style-name="Standard"/>
      <text:p text:style-name="Standard"/>
      <text:p text:style-name="Standard"/>
      <text:p text:style-name="Standard">Trajectory message contains waypoints that are not strictly increasing in time.</text:p>
      <text:p text:style-name="P1">Gazebo </text:p>
      <text:p text:style-name="Standard">[ERROR] [1582353144.595706897, 7161.777000000]: Trajectory message contains waypoints that are not strictly increasing in time.</text:p>
      <text:p text:style-name="Standard"/>
      <text:p text:style-name="P1">MOveit</text:p>
      <text:p text:style-name="Standard">[ WARN] [1582353144.595971336, 7161.777000000]: Controller <text:s/>failed with error INVALID_GOAL: Trajectory message contains waypoints that are not strictly increasing in time.</text:p>
      <text:p text:style-name="Standard">[ WARN] [1582353144.596017220, 7161.777000000]: Controller handle <text:s/>reports status FAIL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7:46:52.971407342</meta:creation-date>
    <dc:date>2020-02-22T16:36:13.949836568</dc:date>
    <meta:editing-duration>PT3M1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89" meta:character-count="719" meta:non-whitespace-character-count="634"/>
  </office:meta>
</office:document-meta>
</file>